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color="#ffffff" draw:fill-color="#ffffff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3.3cm" svg:y1="1.7cm" svg:x2="0.7cm" svg:y2="1.7cm" draw:start-shape="id1" draw:start-glue-point="6" draw:end-shape="id2" svg:d="M3300 1700h-2600" svg:viewBox="0 0 2601 1">
          <text:p/>
        </draw:connector>
        <draw:custom-shape draw:style-name="gr2" draw:text-style-name="P2" xml:id="id1" draw:id="id1" draw:layer="layout" svg:width="0.6cm" svg:height="0.6cm" svg:x="3.3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6cm" svg:height="0.6cm" svg:x="0.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6cm" svg:height="0.6cm" svg:x="3.3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-0.1cm" svg:x1="3.3cm" svg:y1="0.3cm" svg:x2="1.2cm" svg:y2="1.7cm" draw:start-shape="id3" svg:d="M3300 300h-1400v1400h-700" svg:viewBox="0 0 2101 1401">
          <text:p/>
        </draw:connector>
        <draw:custom-shape draw:style-name="gr3" draw:text-style-name="P3" draw:layer="layout" svg:width="0.2cm" svg:height="0.2cm" svg:x="1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0.81cm" svg:height="0.424cm" svg:x="0.7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0.955cm" svg:height="0.454cm" svg:x="2.101cm" svg:y="1.2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" draw:layer="layout" svg:width="0.959cm" svg:height="0.454cm" svg:x="2.102cm" svg:y="0.3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0:40:35.743188628</dc:date>
    <meta:editing-duration>PT25M50S</meta:editing-duration>
    <meta:editing-cycles>15</meta:editing-cycles>
    <meta:generator>LibreOffice/5.4.6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row>
        <mo fence="true" stretchy="false">(</mo>
        <mrow>
          <mi>t</mi>
        </mrow>
        <mo fence="true" stretchy="false">)</mo>
      </mrow>
    </mrow>
    <annotation encoding="StarMath 5.0">y_1(t)</annotation>
  </semantics>
</math>
</file>

<file path=Object 3/content.xml><?xml version="1.0" encoding="utf-8"?>
<math xmlns="http://www.w3.org/1998/Math/MathML" display="block">
  <semantics>
    <mrow>
      <msub>
        <mi>y</mi>
        <mn>2</mn>
      </msub>
      <mrow>
        <mo fence="true" stretchy="false">(</mo>
        <mrow>
          <mi>t</mi>
        </mrow>
        <mo fence="true" stretchy="false">)</mo>
      </mrow>
    </mrow>
    <annotation encoding="StarMath 5.0">y_2(t)</annotation>
  </semantics>
</math>
</file>